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8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9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8711b"/>
    </style:style>
    <style:style style:name="P10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1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12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3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4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15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6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7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1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19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0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21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2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3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4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5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27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28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9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0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1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2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3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34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5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6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7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38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39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40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25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26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27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28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29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3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31" style:family="text">
      <style:text-properties style:font-name="Lucida Grande" officeooo:rsid="001c223e" style:font-name-asian="Lucida Grande" style:font-name-complex="Lucida Grande"/>
    </style:style>
    <style:style style:name="T32" style:family="text">
      <style:text-properties officeooo:rsid="001c223e" style:font-name-asian="Arial Unicode MS" style:font-name-complex="Arial Unicode MS"/>
    </style:style>
    <style:style style:name="T33" style:family="text">
      <style:text-properties fo:font-size="9pt" fo:font-weight="normal" style:font-size-asian="9pt" style:font-size-complex="9pt"/>
    </style:style>
    <style:style style:name="T34" style:family="text">
      <style:text-properties fo:font-size="9pt" fo:font-weight="normal" officeooo:rsid="001d52ef" style:font-size-asian="9pt" style:font-size-complex="9pt"/>
    </style:style>
    <style:style style:name="T35" style:family="text">
      <style:text-properties style:font-name="Arial Black"/>
    </style:style>
    <style:style style:name="T36" style:family="text">
      <style:text-properties style:font-name="Arial Black" officeooo:rsid="00292259"/>
    </style:style>
    <style:style style:name="T37" style:family="text">
      <style:text-properties style:font-name="Arial Black" officeooo:rsid="001c223e" style:font-name-asian="Lucida Grande" style:font-name-complex="Lucida Grande"/>
    </style:style>
    <style:style style:name="T38" style:family="text">
      <style:text-properties style:font-name="Arial Black" officeooo:rsid="001c223e" style:font-name-asian="Arial Unicode MS" style:font-name-complex="Arial Unicode MS"/>
    </style:style>
    <style:style style:name="T39" style:family="text">
      <style:text-properties officeooo:rsid="00757907"/>
    </style:style>
    <style:style style:name="T40" style:family="text">
      <style:text-properties officeooo:rsid="0082b083"/>
    </style:style>
    <style:style style:name="T41" style:family="text">
      <style:text-properties fo:font-weight="normal" style:font-weight-asian="normal"/>
    </style:style>
    <style:style style:name="T42" style:family="text">
      <style:text-properties fo:font-size="10pt" fo:font-weight="normal" style:font-size-asian="10pt" style:font-weight-asian="normal" style:font-size-complex="10pt"/>
    </style:style>
    <style:style style:name="T43" style:family="text">
      <style:text-properties officeooo:rsid="00847746"/>
    </style:style>
    <style:style style:name="T44" style:family="text">
      <style:text-properties officeooo:rsid="0085d8a7"/>
    </style:style>
    <style:style style:name="T45" style:family="text">
      <style:text-properties officeooo:rsid="00878aa8"/>
    </style:style>
    <style:style style:name="T46" style:family="text">
      <style:text-properties officeooo:rsid="00893b41"/>
    </style:style>
    <style:style style:name="T47" style:family="text">
      <style:text-properties officeooo:rsid="0090a4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docs-internal-guid-f181235a-b7fe-9cc7-b391-1497db5449f7"/>Greg Sandell</text:p>
      <text:p text:style-name="P1"><text:span text:style-name="T39">Greater </text:span>Los Angeles <text:span text:style-name="T39">area</text:span>, C<text:span text:style-name="T39">alifornia</text:span></text:p>
      <text:p text:style-name="P7"><text:span text:style-name="T35">(</text:span><text:span text:style-name="T36">213</text:span><text:span text:style-name="T35">) </text:span><text:span text:style-name="T36">479-0790</text:span><text:span text:style-name="T35"> <text:s/></text:span><text:span text:style-name="T37">•</text:span><text:span text:style-name="T38"> </text:span><text:span text:style-name="T35"><text:s/></text:span><text:a xlink:type="simple" xlink:href="mailto:GREG.SANDELL@GMAIL.COM" text:style-name="Internet_20_link" text:visited-style-name="Visited_20_Internet_20_Link"><text:span text:style-name="T35">GREG.SANDELL@GMAIL.COM</text:span></text:a> <text:s/><text:span text:style-name="T31">•</text:span><text:span text:style-name="T32"> </text:span><text:s/><text:span text:style-name="T33">Portfolio/</text:span><text:span text:style-name="T34">c</text:span><text:span text:style-name="T33">ode: </text:span><text:a xlink:type="simple" xlink:href="http://gregsandell.com/" text:style-name="Internet_20_link" text:visited-style-name="Visited_20_Internet_20_Link"><text:span text:style-name="T33">gregsandell.com</text:span></text:a></text:p>
      <text:h text:style-name="P3" text:outline-level="1">About Me</text:h>
      <text:p text:style-name="P9"><text:span text:style-name="T2">I a</text:span><text:span text:style-name="T3">m a </text:span><text:span text:style-name="T5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text:span text:style-name="T4">I am also an accomplished classical pianist, electric bass player, and composer.</text:span></text:p>
      <text:h text:style-name="P13" text:outline-level="1">Experience</text:h>
      <text:h text:style-name="P11" text:outline-level="2"><text:span text:style-name="T29">OCT 2017 – </text:span><text:span text:style-name="T30">MAY 2020</text:span></text:h>
      <text:h text:style-name="P8" text:outline-level="3"><text:span text:style-name="T17">Crocs Inc.</text:span><text:span text:style-name="T1"> –</text:span><text:span text:style-name="T22"> </text:span><text:span text:style-name="T20"><text:s/></text:span><text:span text:style-name="T21">Senior Software Developer</text:span></text:h>
      <text:list xml:id="list2519511463" text:style-name="WW8Num2">
        <text:list-item>
          <text:p text:style-name="P18"><text:span text:style-name="T8">Web software development</text:span><text:span text:style-name="T6"> for </text:span><text:span text:style-name="T24">crocs.com</text:span><text:span text:style-name="T6"> eCommerce site </text:span><text:span text:style-name="T8">operating in 14 countries, 8 languages and 10 payment processors, </text:span><text:span text:style-name="T6">with $1.2 bil in 2019 sales </text:span></text:p>
        </text:list-item>
        <text:list-item>
          <text:p text:style-name="P18"><text:span text:style-name="T6">Integrate</text:span><text:span text:style-name="T8">d</text:span><text:span text:style-name="T6"> </text:span><text:span text:style-name="T8">platform</text:span><text:span text:style-name="T6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24">Develop<text:span text:style-name="T40">ed</text:span> custom multi-tiered, <text:span text:style-name="T40">distribute</text:span> web applications <text:span text:style-name="T40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40">https://bit.ly/2YCvwIJ</text:span></text:a></text:p>
        </text:list-item>
        <text:list-item>
          <text:p text:style-name="P27"><text:span text:style-name="T8">W</text:span><text:span text:style-name="T6">rote a custom copy of the </text:span><text:span text:style-name="T15">Firebase</text:span><text:span text:style-name="T6"> pub/sub NoSQL database using WebSockets (employer did not want to buy the product)</text:span></text:p>
        </text:list-item>
        <text:list-item>
          <text:p text:style-name="P18"><text:span text:style-name="T8">S</text:span><text:span text:style-name="T6">olve</text:span><text:span text:style-name="T8">d</text:span><text:span text:style-name="T6"> latency, asynchrony, and race condition issues</text:span></text:p>
        </text:list-item>
        <text:list-item>
          <text:p text:style-name="P18"><text:span text:style-name="T8">Wrote </text:span><text:span text:style-name="T6">CSS queries that work reliably across major mobile and desktop web browsers</text:span></text:p>
        </text:list-item>
        <text:list-item>
          <text:p text:style-name="P24">Provide<text:span text:style-name="T40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24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24">Work with new fulfillment/distribution centers coming online by creating bulk test orders in the SAP Supply chain</text:p>
        </text:list-item>
        <text:list-item>
          <text:p text:style-name="P20"><text:span text:style-name="T8">Tools: <text:s/></text:span><text:span text:style-name="T13">Salesforce Commerce Cloud controllers, web services and .isml’s; </text:span><text:span text:style-name="T8">Node.js, React/Redux, </text:span><text:span text:style-name="T9">ES6 Core Javascript, Git, SourceTree, </text:span><text:span text:style-name="T8">Express, AWS cloud, Sqlite, REST</text:span><text:span text:style-name="T10">, Advanced Rest Client,</text:span><text:span text:style-name="T8">, Ajax, PassportJS <text:s/>token based authentication, pub/sub messaging with WebSockets, Bash, BrowserStack, Selenium, </text:span><text:span text:style-name="T9">internJS, leadfoot, eureQa, </text:span><text:span text:style-name="T8">Bootstrap, Material-UI</text:span></text:p>
        </text:list-item>
      </text:list>
      <text:h text:style-name="P12" text:outline-level="2">AUG 2017 – NOV 2017</text:h>
      <text:h text:style-name="P8" text:outline-level="3"><text:span text:style-name="T17">UC Irvine / Trilogy Ed</text:span><text:span text:style-name="T1"> –</text:span><text:span text:style-name="T22"> Part Time </text:span><text:span text:style-name="T20">Course Instructor</text:span></text:h>
      <text:list xml:id="list213339466334107" text:continue-numbering="true" text:style-name="WW8Num2">
        <text:list-item>
          <text:p text:style-name="P24">Instructor for “Fullstack Developer” bootcam</text:p>
        </text:list-item>
        <text:list-item>
          <text:p text:style-name="P26">I have many presentation stacks on topics taught</text:p>
        </text:list-item>
        <text:list-item>
          <text:p text:style-name="P19"><text:span text:style-name="T11">Tools</text:span><text:span text:style-name="T10"> taught: HTML</text:span><text:span text:style-name="T11">5</text:span><text:span text:style-name="T10">, CSS</text:span><text:span text:style-name="T11">3</text:span><text:span text:style-name="T10">, Git, Bootstrap, Javascript, jQuery, Ajax, Firebase, Node.js</text:span></text:p>
        </text:list-item>
      </text:list>
      <text:h text:style-name="P12" text:outline-level="2"><text:soft-page-break/>APR 2016 – JUNE 2017</text:h>
      <text:h text:style-name="P8" text:outline-level="3"><text:span text:style-name="T17">Ten-X, Irvine, CA</text:span><text:span text:style-name="T1"> </text:span><text:span text:style-name="T22">- </text:span><text:span text:style-name="T20">Sr. Software Engineer</text:span></text:h>
      <text:list xml:id="list213339910621145" text:continue-numbering="true" text:style-name="WW8Num2">
        <text:list-item>
          <text:p text:style-name="P18"><text:span text:style-name="T6">Developed presentation layer and application logic for hosted web application </text:span><text:span text:style-name="T15">auction.com</text:span><text:span text:style-name="T6">, a Real Estate auction transaction platform</text:span></text:p>
        </text:list-item>
        <text:list-item>
          <text:p text:style-name="P18"><text:span text:style-name="T6">Responsible for </text:span><text:span text:style-name="T9">auction.com </text:span><text:span text:style-name="T6">features Search &amp; Discovery, Event Details, Calendar, User prefs and personalization, and Home page</text:span></text:p>
        </text:list-item>
        <text:list-item>
          <text:p text:style-name="P28"><text:span text:style-name="T9">Provided enginnering help to QA team by writing</text:span><text:span text:style-name="T6"> </text:span><text:span text:style-name="T9">UI</text:span><text:span text:style-name="T6"> Automation tests (demo: </text:span><text:a xlink:type="simple" xlink:href="http://bit.ly/2wUjFcS" text:style-name="Internet_20_link" text:visited-style-name="Visited_20_Internet_20_Link"><text:span text:style-name="Internet_20_link"><text:span text:style-name="T6">http://bit.ly/2wUjFcS</text:span></text:span></text:a><text:span text:style-name="T6">)</text:span></text:p>
        </text:list-item>
        <text:list-item>
          <text:p text:style-name="P35">Design and troubleshooting of REST and JSON-based backend, services</text:p>
        </text:list-item>
        <text:list-item>
          <text:p text:style-name="P37">Tools: <text:s/>Node.js, React, Redux, Angular 1.45ES6 core Javascript, <text:span text:style-name="T45">Git, </text:span>Babel, WebPack, <text:span text:style-name="T44">REST, Advanced Rest Client, </text:span>ArcGIS, Python, Selenium, Nightwartch, LaunchDarkly feature flags<text:span text:style-name="T44">, HTML5, CSS3</text:span></text:p>
        </text:list-item>
      </text:list>
      <text:p text:style-name="P2"/>
      <text:h text:style-name="P12" text:outline-level="2">OCT 2015 - MAR 2016</text:h>
      <text:h text:style-name="P8" text:outline-level="3"><text:span text:style-name="T17">John Deere, </text:span><text:span text:style-name="T18">Moline, IL</text:span><text:span text:style-name="T1"> </text:span><text:span text:style-name="T22">- </text:span><text:span text:style-name="T20">Front End Developer Consultant</text:span></text:h>
      <text:list xml:id="list213338818112735" text:continue-numbering="true" text:style-name="WW8Num2">
        <text:list-item>
          <text:p text:style-name="P35">Developed <text:span text:style-name="T43">Front End, middleware and test coverage for</text:span> hosted web application 'Sales Center', a 'build-a-Deere' tool for sales reps</text:p>
        </text:list-item>
        <text:list-item>
          <text:p text:style-name="P28"><text:span text:style-name="T6">Collaborated with Back End team on design and troubleshooting of </text:span><text:span text:style-name="T10">web</text:span><text:span text:style-name="T6">services</text:span></text:p>
        </text:list-item>
        <text:list-item>
          <text:p text:style-name="P37">Tools: <text:s/>Angular 1.4 controllers, views, directives and services; ES5 core Javascript, <text:span text:style-name="T45">Git, REST, Advanced Rest Client, JSON, </text:span>Mocha, Sinon and Chai unit testing<text:span text:style-name="T44">, HTML5, CSS3</text:span></text:p>
        </text:list-item>
      </text:list>
      <text:h text:style-name="P12" text:outline-level="2">NOV 2014 - AUG 2015</text:h>
      <text:h text:style-name="P8" text:outline-level="3"><text:span text:style-name="T17">CyberCoders, Irvine, CA</text:span><text:span text:style-name="T1"> </text:span><text:span text:style-name="T22">- </text:span><text:span text:style-name="T20">Front End Java Developer</text:span></text:h>
      <text:list xml:id="list213340068050659" text:continue-numbering="true" text:style-name="WW8Num2">
        <text:list-item>
          <text:p text:style-name="P18"><text:span text:style-name="T10">Front End Developer</text:span><text:span text:style-name="T6"> for hosted web application 'Compass', a CRM platform for Recruiters.</text:span></text:p>
        </text:list-item>
        <text:list-item>
          <text:p text:style-name="P29"><text:span text:style-name="T10">Tools: <text:s/></text:span><text:span text:style-name="T6">Sencha ExtJS 4.0.7, </text:span><text:span text:style-name="T10">ES5 core </text:span><text:span text:style-name="T6">Javascript, </text:span><text:span text:style-name="T10">Ajax</text:span><text:span text:style-name="T6">, Jasmine </text:span><text:span text:style-name="T10">unit tests</text:span><text:span text:style-name="T6">, jMeter </text:span><text:span text:style-name="T10">stress testing, HTML5, CSS3</text:span></text:p>
        </text:list-item>
      </text:list>
      <text:h text:style-name="P12" text:outline-level="2">NOV 2013 - JUNE 2014</text:h>
      <text:h text:style-name="P8" text:outline-level="3"><text:span text:style-name="T17">Sears Holding Corporation, Chicago, IL</text:span><text:span text:style-name="T1"> </text:span><text:span text:style-name="T22">- </text:span><text:span text:style-name="T20">Developer</text:span></text:h>
      <text:list xml:id="list4114707582" text:style-name="WW8Num3">
        <text:list-item>
          <text:p text:style-name="P21"><text:span text:style-name="T6">Member of Core Mobile </text:span><text:span text:style-name="T10">Front End development </text:span><text:span text:style-name="T6">team supporting mobile version of sears.com </text:span><text:span text:style-name="T10">eC</text:span><text:span text:style-name="T6">ommerce </text:span><text:span text:style-name="T10">platform</text:span><text:span text:style-name="T6"> </text:span></text:p>
        </text:list-item>
        <text:list-item>
          <text:p text:style-name="P30"><text:span text:style-name="T10">Created presentation layer from wireframes, redlines and</text:span><text:span text:style-name="T6"> Photoshop PSDs </text:span><text:span text:style-name="T10">provided by designers</text:span></text:p>
        </text:list-item>
        <text:list-item>
          <text:p text:style-name="P31"><text:span text:style-name="T6">Collaborated with Back End team on design and troubleshooting of </text:span><text:span text:style-name="T10">web</text:span><text:span text:style-name="T6">services</text:span></text:p>
        </text:list-item>
        <text:list-item>
          <text:p text:style-name="P30"><text:span text:style-name="T6">Launched mobile version of new f</text:span><text:span text:style-name="T13">e</text:span><text:span text:style-name="T6">atures </text:span><text:span text:style-name="T15">Shop Your Way</text:span><text:span text:style-name="T6"> (loyalty card) and </text:span><text:span text:style-name="T15">Shop Your Way Max</text:span><text:span text:style-name="T6"> (Sears version of Amazon Prime).</text:span></text:p>
        </text:list-item>
        <text:list-item>
          <text:p text:style-name="P38">Tools: <text:s/>Angular 1.4 controllers, views, and services, REST, Advanced Rest Client, Git</text:p>
        </text:list-item>
      </text:list>
      <text:h text:style-name="P12" text:outline-level="2">AUG 2012 - AUG 2013</text:h>
      <text:h text:style-name="P8" text:outline-level="3"><text:span text:style-name="T17">Pathfinder Software</text:span><text:span text:style-name="T19"> (now </text:span><text:a xlink:type="simple" xlink:href="http://orthogonal.io/" text:style-name="Internet_20_link" text:visited-style-name="Visited_20_Internet_20_Link"><text:span text:style-name="Internet_20_link"><text:span text:style-name="T41">orthogonal.io</text:span></text:span></text:a><text:span text:style-name="T19">)</text:span><text:span text:style-name="T17">, Chicago, IL</text:span><text:span text:style-name="T1"> </text:span><text:span text:style-name="T22">- </text:span><text:span text:style-name="T20">Senior Software Engineer</text:span></text:h>
      <text:list xml:id="list1630693450" text:style-name="WW8Num4">
        <text:list-item>
          <text:p text:style-name="P25">Wrote mobile apps (iPhone, iPad) for medical clients Kimberly-Clark, Haemonetics, and Amer. Assn. of Critical Care Nurses</text:p>
        </text:list-item>
      </text:list>
      <text:list xml:id="list1139362762" text:style-name="WW8Num5">
        <text:list-item>
          <text:p text:style-name="P32"><text:span text:style-name="T6">Lead developer on iPhone app that was deployed in Apple AppStore (</text:span><text:span text:style-name="T14">AACN Bedside</text:span><text:span text:style-name="T7">)</text:span></text:p>
        </text:list-item>
        <text:list-item>
          <text:p text:style-name="P32"><text:span text:style-name="T6">Lead developer </text:span><text:span text:style-name="T7">for web-based census and demographic data-mining tool </text:span><text:span text:style-name="T6">(</text:span><text:span text:style-name="T15">MetroPulse Chicago</text:span><text:span text:style-name="T6">: <text:s/>demo: </text:span><text:a xlink:type="simple" xlink:href="http://bit.ly/2wU5Yun" text:style-name="Internet_20_link" text:visited-style-name="Visited_20_Internet_20_Link"><text:span text:style-name="Internet_20_link"><text:span text:style-name="T25">http://bit.ly/2wU5Yun</text:span></text:span></text:a><text:span text:style-name="T6">)</text:span></text:p>
        </text:list-item>
        <text:list-item>
          <text:p text:style-name="P32"><text:span text:style-name="T6">Lead developer on an iPad ‘concierge’ app to connect heart patients, their nurses and caregivers (</text:span><text:span text:style-name="T14">ContinuCare)</text:span><text:span text:style-name="T7"> and <text:s/>a blood drive simulation sales tool for the iPad (</text:span><text:span text:style-name="T16">Automated Whole Blood Collector)</text:span></text:p>
        </text:list-item>
        <text:list-item>
          <text:p text:style-name="P39">Tools: <text:s/>hybrid web/iOS AngularJS and jQuery Mobile, Trigger.io, TestFlight, Ruby on Rails, Heroku</text:p>
        </text:list-item>
      </text:list>
      <text:h text:style-name="P12" text:outline-level="2"><text:soft-page-break/>APR 2010 - AUG 2012</text:h>
      <text:h text:style-name="P8" text:outline-level="3"><text:span text:style-name="T17">Truven Health Analytics, Chicago, IL</text:span><text:span text:style-name="T1"> </text:span><text:span text:style-name="T22">- </text:span><text:span text:style-name="T20">Senior Software Engineer</text:span></text:h>
      <text:list xml:id="list1868425313" text:style-name="WW8Num6">
        <text:list-item>
          <text:p text:style-name="P22"><text:span text:style-name="T6">Developed hosted </text:span><text:span text:style-name="T12">enterprise </text:span><text:span text:style-name="T6">web applications </text:span><text:span text:style-name="T14">CareDiscovery</text:span><text:span text:style-name="T6"> and </text:span><text:span text:style-name="T14">IntegrationDiscovery</text:span><text:span text:style-name="T6">, Business Intelligence and data mining tools for a 4 TB Oracle OLAP Data Warehouse of Hospital Billing data</text:span></text:p>
        </text:list-item>
        <text:list-item>
          <text:p text:style-name="P33"><text:span text:style-name="T12">Tools: </text:span><text:span text:style-name="T6">J2EE, Java 1.4 &amp; 6 Servlets, IBM Websphere Portal 5, Tomcat 6, Glassfish, JSP, jQuery </text:span><text:span text:style-name="T12">and ES5 core </text:span><text:span text:style-name="T6">Javascript, PL/SQL stored procedures</text:span></text:p>
        </text:list-item>
      </text:list>
      <text:h text:style-name="P12" text:outline-level="2">OCT 2008 - MAR 2010</text:h>
      <text:h text:style-name="P8" text:outline-level="3"><text:span text:style-name="T17">iCrossing, Chicago, IL</text:span><text:span text:style-name="T1"> </text:span><text:span text:style-name="T22">- </text:span><text:span text:style-name="T20">Senior Software Engineer</text:span></text:h>
      <text:list xml:id="list3846845607" text:style-name="WW8Num7">
        <text:list-item>
          <text:p text:style-name="P23"><text:span text:style-name="T6">Front End Developer for hosted web application </text:span><text:span text:style-name="T14">Merchantize</text:span><text:span text:style-name="T6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34"><text:span text:style-name="T6">Consumed streaming XML-based product feeds for clients Sears, The Gap, Hilton, Lands End, LEGO, and Williams Sonoma with </text:span><text:span text:style-name="T12">scheduled</text:span><text:span text:style-name="T6"> processes </text:span></text:p>
        </text:list-item>
        <text:list-item>
          <text:p text:style-name="P36">Wrote PDF reports, cleaned product feeds and resolved data integrity issues, <text:span text:style-name="T46">distinguished between multiple types of character encodings</text:span></text:p>
        </text:list-item>
        <text:list-item>
          <text:p text:style-name="P40">Tools: <text:s/>Java, Bash, Perl, Cron, Apache POI, Mysql</text:p>
        </text:list-item>
      </text:list>
      <text:h text:style-name="P12" text:outline-level="2">FEB 2008 - OCT 2008</text:h>
      <text:h text:style-name="P8" text:outline-level="3"><text:span text:style-name="T17">Chicago Tribune, Chicago, IL</text:span><text:span text:style-name="T1"> </text:span><text:span text:style-name="T22">- </text:span><text:span text:style-name="T20">Senior Internet Applications Developer</text:span></text:h>
      <text:h text:style-name="Heading_20_1" text:outline-level="1"><text:span text:style-name="T6">Developed web software and content management behind </text:span><text:span text:style-name="T12">a nationwide family of Tribune</text:span><text:span text:style-name="T6"> newspaper </text:span><text:span text:style-name="T12">holdings</text:span><text:span text:style-name="T6">, radio and television websites </text:span><text:span text:style-name="T12">in Chicago, Los Angeles, Baltimore and Florida</text:span><text:span text:style-name="T6"> </text:span></text:h>
      <text:h text:style-name="Heading_20_1" text:outline-level="1">Created scheduled jobs for sweeping expired database content and JMeter test plans to simulate heavy load on high-profile <text:span text:style-name="T35">chicagotribune.com</text:span> website. </text:h>
      <text:h text:style-name="Heading_20_1" text:outline-level="1">Tools: <text:s/>J2EE, Java 1.5, Java Tag Libraries, Oracle Application Server 10g, Oracle DB 10g, FAST search server, Sun Webserver (iPlanet), TopLink 9.0 web services.</text:h>
      <text:h text:style-name="P13" text:outline-level="1">Education</text:h>
      <text:h text:style-name="P8" text:outline-level="3"><text:span text:style-name="T17">Northwestern University, Evanston, IL</text:span><text:span text:style-name="T23"> – </text:span><text:span text:style-name="T20">PhD Music Theory</text:span></text:h>
      <text:p text:style-name="P5"><text:span text:style-name="T6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25">http://bit.ly/2wUbFZq</text:span></text:span></text:a></text:p>
      <text:h text:style-name="P15" text:outline-level="3"><text:soft-page-break/><text:span text:style-name="T17">Eastman School of Music, Rochester, NY</text:span><text:span text:style-name="T23"> – </text:span><text:span text:style-name="T20">MA Music Theory</text:span></text:h>
      <text:p text:style-name="P5"><text:span text:style-name="T6">Analysis techniques on classical and 20th Century music. Formal computer programming studies. Thesis on Edgard Var</text:span><text:span text:style-name="T28">èse: </text:span><text:a xlink:type="simple" xlink:href="https://bit.ly/3bGS1k4" text:style-name="Internet_20_link" text:visited-style-name="Visited_20_Internet_20_Link"><text:span text:style-name="Internet_20_link"><text:span text:style-name="T42">https://bit.ly/3bGS1k4</text:span></text:span></text:a><text:span text:style-name="T28">.</text:span></text:p>
      <text:h text:style-name="P15" text:outline-level="3"><text:span text:style-name="T17">California State University, Los Angeles, CA</text:span><text:span text:style-name="T23"> – </text:span><text:span text:style-name="T20">BM Piano Performance</text:span></text:h>
      <text:p text:style-name="P4">Performed Junior and Senior recitals, placed in competitions, and performed Beethoven concerto with orchestra.</text:p>
      <text:h text:style-name="P14" text:outline-level="1"><text:span text:style-name="T27">Certifications</text:span><text:span text:style-name="T26"> </text:span></text:h>
      <text:p text:style-name="P16">March 2005: Sun Certified Web Component Developer for J2EE 1.4 (SCWCD)</text:p>
      <text:p text:style-name="P10">Apr 2004: Sun Certified Programmer for the Java 2 Platform 1.4 (SCJP)</text:p>
      <text:h text:style-name="P13" text:outline-level="1">References</text:h>
      <text:p text:style-name="P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20T21:33:38.178657251</dc:date>
    <meta:editing-duration>P31DT2H36M49S</meta:editing-duration>
    <meta:editing-cycles>80</meta:editing-cycles>
    <meta:generator>LibreOffice/6.3.1.2$MacOSX_X86_64 LibreOffice_project/b79626edf0065ac373bd1df5c28bd630b4424273</meta:generator>
    <meta:print-date>2020-03-06T11:27:47.601830000</meta:print-date>
    <dc:description>Blue Acorn June 2020</dc:description>
    <meta:document-statistic meta:table-count="0" meta:image-count="0" meta:object-count="0" meta:page-count="4" meta:paragraph-count="80" meta:word-count="1109" meta:character-count="7613" meta:non-whitespace-character-count="6588"/>
  </office:meta>
</office:document-meta>
</file>